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Stock</text:p>
          </table:table-cell>
          <table:table-cell office:value-type="string">
            <text:p>macp</text:p>
          </table:table-cell>
          <table:table-cell office:value-type="string">
            <text:p>price</text:p>
          </table:table-cell>
          <table:table-cell office:value-type="string">
            <text:p>book value</text:p>
          </table:table-cell>
          <table:table-cell office:value-type="string">
            <text:p>sales</text:p>
          </table:table-cell>
          <table:table-cell office:value-type="string">
            <text:p>operating profit</text:p>
          </table:table-cell>
          <table:table-cell office:value-type="string">
            <text:p>Reserves</text:p>
          </table:table-cell>
          <table:table-cell office:value-type="string">
            <text:p>borrowings</text:p>
          </table:table-cell>
        </table:table-row>
        <table:table-row table:style-name="ro2">
          <table:table-cell office:value-type="string">
            <text:p>dmart</text:p>
          </table:table-cell>
          <table:table-cell table:style-name="ce1" office:value-type="float" office:value="1150000000000">
            <text:p>1.15E+012</text:p>
          </table:table-cell>
          <table:table-cell office:value-type="float" office:value="1838">
            <text:p>1838</text:p>
          </table:table-cell>
          <table:table-cell office:value-type="float" office:value="99.61">
            <text:p>99.61</text:p>
          </table:table-cell>
          <table:table-cell table:style-name="ce1" office:value-type="float" office:value="223000000000">
            <text:p>2.23E+011</text:p>
          </table:table-cell>
          <table:table-cell table:style-name="ce1" office:value-type="float" office:value="19360000000">
            <text:p>1.94E+010</text:p>
          </table:table-cell>
          <table:table-cell table:style-name="ce1" office:value-type="float" office:value="56120000000">
            <text:p>5.61E+010</text:p>
          </table:table-cell>
          <table:table-cell table:style-name="ce1" office:value-type="float" office:value="8250000000">
            <text:p>8.25E+009</text:p>
          </table:table-cell>
        </table:table-row>
        <table:table-row table:style-name="ro2">
          <table:table-cell office:value-type="string">
            <text:p>fcl</text:p>
          </table:table-cell>
          <table:table-cell table:style-name="ce1" office:value-type="float" office:value="44380000000">
            <text:p>4.44E+010</text:p>
          </table:table-cell>
          <table:table-cell office:value-type="float" office:value="23.1">
            <text:p>23.1</text:p>
          </table:table-cell>
          <table:table-cell office:value-type="float" office:value="6.45">
            <text:p>6.45</text:p>
          </table:table-cell>
          <table:table-cell table:style-name="ce1" office:value-type="float" office:value="41980000000">
            <text:p>4.20E+010</text:p>
          </table:table-cell>
          <table:table-cell table:style-name="ce1" office:value-type="float" office:value="930000000">
            <text:p>9.30E+008</text:p>
          </table:table-cell>
          <table:table-cell table:style-name="ce1" office:value-type="float" office:value="950000000">
            <text:p>9.50E+008</text:p>
          </table:table-cell>
          <table:table-cell table:style-name="ce1" office:value-type="float" office:value="6980000000">
            <text:p>6.98E+009</text:p>
          </table:table-cell>
        </table:table-row>
        <table:table-row table:style-name="ro3">
          <table:table-cell office:value-type="string">
            <text:p>frl</text:p>
          </table:table-cell>
          <table:table-cell table:style-name="ce1" office:value-type="float" office:value="160000000000">
            <text:p>1.60E+011</text:p>
          </table:table-cell>
          <table:table-cell office:value-type="float" office:value="329">
            <text:p>329</text:p>
          </table:table-cell>
          <table:table-cell office:value-type="float" office:value="65.65">
            <text:p>65.65</text:p>
          </table:table-cell>
          <table:table-cell table:style-name="ce1" office:value-type="float" office:value="212410000000">
            <text:p>2.12E+011</text:p>
          </table:table-cell>
          <table:table-cell table:style-name="ce1" office:value-type="float" office:value="18760000000">
            <text:p>1.88E+010</text:p>
          </table:table-cell>
          <table:table-cell table:style-name="ce1" office:value-type="float" office:value="3199000000000">
            <text:p>3.20E+012</text:p>
          </table:table-cell>
          <table:table-cell table:style-name="ce1" office:value-type="float" office:value="38410000000">
            <text:p>3.84E+010</text:p>
          </table:table-cell>
        </table:table-row>
        <table:table-row table:style-name="ro2">
          <table:table-cell office:value-type="string">
            <text:p>Ratio</text:p>
          </table:table-cell>
          <table:table-cell table:style-name="ce2" table:formula="of:=[.B2]/[.B3]" office:value-type="float" office:value="25.9125732311852">
            <text:p>25.91</text:p>
          </table:table-cell>
          <table:table-cell table:style-name="ce2" table:formula="of:=[.C2]/[.C3]" office:value-type="float" office:value="79.5670995670996">
            <text:p>79.57</text:p>
          </table:table-cell>
          <table:table-cell table:style-name="ce2" table:formula="of:=[.D2]/[.D3]" office:value-type="float" office:value="15.4434108527132">
            <text:p>15.44</text:p>
          </table:table-cell>
          <table:table-cell table:style-name="ce2" table:formula="of:=[.E2]/[.E3]" office:value-type="float" office:value="5.31205335874226">
            <text:p>5.31</text:p>
          </table:table-cell>
          <table:table-cell table:style-name="ce2" table:formula="of:=[.F2]/[.F3]" office:value-type="float" office:value="20.8172043010753">
            <text:p>20.82</text:p>
          </table:table-cell>
          <table:table-cell table:style-name="ce2" table:formula="of:=[.G2]/[.G3]" office:value-type="float" office:value="59.0736842105263">
            <text:p>59.07</text:p>
          </table:table-cell>
          <table:table-cell table:style-name="ce2" table:formula="of:=[.H2]/[.H3]" office:value-type="float" office:value="1.18194842406877">
            <text:p>1.18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/>
          <table:table-cell office:value-type="string">
            <text:p>dmart</text:p>
          </table:table-cell>
          <table:table-cell office:value-type="string">
            <text:p>fcl</text:p>
          </table:table-cell>
          <table:table-cell office:value-type="string">
            <text:p>frl</text:p>
          </table:table-cell>
          <table:table-cell table:number-columns-repeated="4"/>
        </table:table-row>
        <table:table-row table:style-name="ro2">
          <table:table-cell office:value-type="string">
            <text:p>shares</text:p>
          </table:table-cell>
          <table:table-cell table:formula="of:=ROUND([.B2]/[.C2])" office:value-type="float" office:value="625680087">
            <text:p>625680087</text:p>
          </table:table-cell>
          <table:table-cell table:formula="of:=ROUND([.B3]/[.C3])" office:value-type="float" office:value="1921212121">
            <text:p>1921212121</text:p>
          </table:table-cell>
          <table:table-cell table:formula="of:=ROUND([.B4]/[.C4])" office:value-type="float" office:value="486322188">
            <text:p>486322188</text:p>
          </table:table-cell>
          <table:table-cell table:number-columns-repeated="4"/>
        </table:table-row>
        <table:table-row table:style-name="ro2">
          <table:table-cell office:value-type="string">
            <text:p>EPS (op level)</text:p>
          </table:table-cell>
          <table:table-cell table:formula="of:=[.F2]/[.B8]" office:value-type="float" office:value="30.9423304373118">
            <text:p>30.9423304373</text:p>
          </table:table-cell>
          <table:table-cell table:formula="of:=[.F3]/[.C8]" office:value-type="float" office:value="0.484069400684361">
            <text:p>0.4840694007</text:p>
          </table:table-cell>
          <table:table-cell table:formula="of:=[.F4]/[.D8]" office:value-type="float" office:value="38.5752500356821">
            <text:p>38.5752500357</text:p>
          </table:table-cell>
          <table:table-cell table:number-columns-repeated="4"/>
        </table:table-row>
        <table:table-row table:style-name="ro2">
          <table:table-cell office:value-type="string">
            <text:p>PE</text:p>
          </table:table-cell>
          <table:table-cell table:formula="of:=[.C2]/[.B9]" office:value-type="float" office:value="59.4008264414256">
            <text:p>59.4008264414</text:p>
          </table:table-cell>
          <table:table-cell table:formula="of:=[.C3]/[.C9]" office:value-type="float" office:value="47.7204301022581">
            <text:p>47.7204301023</text:p>
          </table:table-cell>
          <table:table-cell table:formula="of:=[.C4]/[.D9]" office:value-type="float" office:value="8.52878464029851">
            <text:p>8.5287846403</text:p>
          </table:table-cell>
          <table:table-cell table:formula="of:=[.B10]/[.D10]" office:value-type="float" office:value="6.96474690669954">
            <text:p>6.9647469067</text:p>
          </table:table-cell>
          <table:table-cell table:number-columns-repeated="3"/>
        </table:table-row>
        <table:table-row table:style-name="ro3">
          <table:table-cell office:value-type="string">
            <text:p>Mcap / rev</text:p>
          </table:table-cell>
          <table:table-cell table:formula="of:=[.B2]/[.E2]" office:value-type="float" office:value="5.15695067264574">
            <text:p>5.1569506726</text:p>
          </table:table-cell>
          <table:table-cell table:formula="of:=[.B3]/[.E3]" office:value-type="float" office:value="1.05717008099095">
            <text:p>1.057170081</text:p>
          </table:table-cell>
          <table:table-cell table:formula="of:=[.B4]/[.E4]" office:value-type="float" office:value="0.75326020432183">
            <text:p>0.7532602043</text:p>
          </table:table-cell>
          <table:table-cell table:number-columns-repeated="4"/>
        </table:table-row>
        <table:table-row table:style-name="ro2">
          <table:table-cell office:value-type="string">
            <text:p>OPM</text:p>
          </table:table-cell>
          <table:table-cell table:formula="of:=([.F2]/[.E2]) * 100" office:value-type="float" office:value="8.68161434977579">
            <text:p>8.6816143498</text:p>
          </table:table-cell>
          <table:table-cell table:formula="of:=([.F3]/[.E3]) * 100" office:value-type="float" office:value="2.21534063839924">
            <text:p>2.2153406384</text:p>
          </table:table-cell>
          <table:table-cell table:formula="of:=([.F4]/[.E4]) * 100" office:value-type="float" office:value="8.83197589567346">
            <text:p>8.831975895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11/26/2019</text:date>, <text:time>14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11-26T10:42:04.91</meta:creation-date>
    <dc:date>2019-11-26T14:25:59.89</dc:date>
    <dc:creator>Vignesh Sridharan</dc:creator>
    <meta:editing-duration>PT38M40S</meta:editing-duration>
    <meta:editing-cycles>7</meta:editing-cycles>
    <meta:generator>OpenOffice/4.1.3$Win32 OpenOffice.org_project/413m1$Build-9783</meta:generator>
    <meta:document-statistic meta:table-count="3" meta:cell-count="64" meta:object-count="0"/>
  </office:meta>
</office:document-meta>
</file>